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436cm"/>
    </style:style>
    <style:style style:name="co2" style:family="table-column">
      <style:table-column-properties fo:break-before="auto" style:column-width="1.7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703cm" svg:height="9.395cm" svg:x="8.973cm" svg:y="0.1cm">
            <draw:object draw:notify-on-update-of-ranges="Sheet1.A1:Sheet1.A1 Sheet1.A2:Sheet1.A11 Sheet1.B1:Sheet1.B1 Sheet1.B2:Sheet1.B11 Sheet1.A2:Sheet1.A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mps(s)</text:p>
          </table:table-cell>
          <table:table-cell office:value-type="string" calcext:value-type="string">
            <text:p>nb points</text:p>
          </table:table-cell>
        </table:table-row>
        <table:table-row table:style-name="ro1">
          <table:table-cell office:value-type="float" office:value="26.5161702632904" calcext:value-type="float">
            <text:p>26,5161702632904</text:p>
          </table:table-cell>
          <table:table-cell office:value-type="float" office:value="8567" calcext:value-type="float">
            <text:p>8567</text:p>
          </table:table-cell>
        </table:table-row>
        <table:table-row table:style-name="ro1">
          <table:table-cell office:value-type="float" office:value="2.42772436141968" calcext:value-type="float">
            <text:p>2,42772436141968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1.1257450580597" calcext:value-type="float">
            <text:p>11,1257450580597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11.0989255905151" calcext:value-type="float">
            <text:p>11,0989255905151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10.8598175048828" calcext:value-type="float">
            <text:p>10,8598175048828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float" office:value="3.5381977558136" calcext:value-type="float">
            <text:p>3,5381977558136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4.62399816513062" calcext:value-type="float">
            <text:p>4,62399816513062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3.7901132106781" calcext:value-type="float">
            <text:p>3,790113210678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2.07120871543884" calcext:value-type="float">
            <text:p>2,07120871543884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0.666785717010498" calcext:value-type="float">
            <text:p>0,666785717010498</text:p>
          </table:table-cell>
          <table:table-cell office:value-type="float" office:value="166" calcext:value-type="float">
            <text:p>1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4:33:05.306823466</meta:creation-date>
    <meta:generator>LibreOffice/7.4.5.1$Linux_X86_64 LibreOffice_project/40$Build-1</meta:generator>
    <dc:date>2023-02-15T10:33:04.164597740</dc:date>
    <meta:editing-duration>PT19H59M58S</meta:editing-duration>
    <meta:editing-cycles>4</meta:editing-cycles>
    <meta:document-statistic meta:table-count="1" meta:cell-count="2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04cm" svg:height="9.396cm" xlink:href=".." xlink:type="simple" chart:class="chart:scatter" chart:column-mapping="0" chart:style-name="ch1">
        <chart:legend chart:legend-position="end" svg:x="12.714cm" svg:y="4.15cm" style:legend-expansion="high" chart:style-name="ch2"/>
        <chart:plot-area chart:style-name="ch3" table:cell-range-address="Sheet1.A1:Sheet1.B11" chart:data-source-has-labels="both" svg:x="0.334cm" svg:y="0.187cm" svg:width="12.046cm" svg:height="7.671cm">
          <chart:coordinate-region svg:x="1.326cm" svg:y="0.387cm" svg:width="10.868cm" svg:height="6.824cm"/>
          <chart:axis chart:dimension="x" chart:name="primary-x" chart:style-name="ch4" chartooo:axis-type="auto">
            <chart:title svg:x="5.757cm" svg:y="8.045cm" chart:style-name="ch5">
              <text:p>temp(s)
</text:p>
            </chart:title>
            <chart:categories table:cell-range-address="Sheet1.A2:Sheet1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11" chart:label-cell-address="Sheet1.B1:Sheet1.B1" chart:class="chart:scatter">
            <chart:domain table:cell-range-address="Sheet1.A2:Sheet1.A11"/>
            <chart:regression-curve chart:style-name="ch9">
              <chart:equation chart:display-equation="true" chart:display-r-square="false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b point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6.516170263290405</text:p>
                <draw:g>
                  <svg:desc>Sheet1.A2:Sheet1.A11</svg:desc>
                </draw:g>
              </table:table-cell>
              <table:table-cell office:value-type="float" office:value="26.5161702632904">
                <text:p>26.5161702632904</text:p>
                <draw:g>
                  <svg:desc>Sheet1.A2:Sheet1.A11</svg:desc>
                </draw:g>
              </table:table-cell>
              <table:table-cell office:value-type="float" office:value="8567">
                <text:p>8567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.4277243614196777</text:p>
              </table:table-cell>
              <table:table-cell office:value-type="float" office:value="2.42772436141968">
                <text:p>2.4277243614196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1.125745058059692</text:p>
              </table:table-cell>
              <table:table-cell office:value-type="float" office:value="11.1257450580597">
                <text:p>11.1257450580597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11.098925590515137</text:p>
              </table:table-cell>
              <table:table-cell office:value-type="float" office:value="11.0989255905151">
                <text:p>11.0989255905151</text:p>
              </table:table-cell>
              <table:table-cell office:value-type="float" office:value="4038">
                <text:p>4038</text:p>
              </table:table-cell>
            </table:table-row>
            <table:table-row>
              <table:table-cell office:value-type="string">
                <text:p>10.859817504882812</text:p>
              </table:table-cell>
              <table:table-cell office:value-type="float" office:value="10.8598175048828">
                <text:p>10.8598175048828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3.5381977558135986</text:p>
              </table:table-cell>
              <table:table-cell office:value-type="float" office:value="3.5381977558136">
                <text:p>3.5381977558136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4.623998165130615</text:p>
              </table:table-cell>
              <table:table-cell office:value-type="float" office:value="4.62399816513062">
                <text:p>4.62399816513062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3.7901132106781006</text:p>
              </table:table-cell>
              <table:table-cell office:value-type="float" office:value="3.7901132106781">
                <text:p>3.7901132106781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.0712087154388428</text:p>
              </table:table-cell>
              <table:table-cell office:value-type="float" office:value="2.07120871543884">
                <text:p>2.07120871543884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0.666785717010498</text:p>
              </table:table-cell>
              <table:table-cell office:value-type="float" office:value="0.666785717010498">
                <text:p>0.666785717010498</text:p>
              </table:table-cell>
              <table:table-cell office:value-type="float" office:value="166">
                <text:p>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